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>
            <draw:ellipse table:end-cell-address="Sheet1.E13" table:end-x="1.405cm" table:end-y="0.027cm" draw:z-index="0" draw:style-name="gr1" draw:text-style-name="P2" svg:width="0.936cm" svg:height="0.873cm" svg:x="0.469cm" svg:y="0.054cm">
              <text:p text:style-name="P1"><text:span text:style-name="T1">2</text:span></text:p>
            </draw:ellips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>
            <draw:ellipse table:end-cell-address="Sheet1.E15" table:end-x="1.433cm" table:end-y="0.318cm" draw:z-index="3" draw:style-name="gr1" draw:text-style-name="P2" svg:width="0.936cm" svg:height="0.873cm" svg:x="0.497cm" svg:y="0.345cm">
              <text:p text:style-name="P1"><text:span text:style-name="T1">2</text:span></text:p>
            </draw:ellipse>
          </table:table-cell>
          <table:table-cell table:number-columns-repeated="1019"/>
        </table:table-row>
        <table:table-row table:style-name="ro1">
          <table:table-cell table:number-columns-repeated="3"/>
          <table:table-cell>
            <draw:ellipse table:end-cell-address="Sheet1.D15" table:end-x="1.404cm" table:end-y="0.424cm" draw:z-index="8" draw:style-name="gr1" draw:text-style-name="P2" svg:width="0.936cm" svg:height="0.873cm" svg:x="0.468cm" svg:y="0.001cm">
              <text:p text:style-name="P1"><text:span text:style-name="T1">4</text:span></text:p>
            </draw:ellipse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">
            <text:p>7</text:p>
            <draw:ellipse table:end-cell-address="Sheet1.C18" table:end-x="1.514cm" table:end-y="0.345cm" draw:z-index="10" draw:style-name="gr1" draw:text-style-name="P2" svg:width="0.936cm" svg:height="0.873cm" svg:x="0.578cm" svg:y="0.371cm">
              <text:p text:style-name="P1"><text:span text:style-name="T1">6</text:span></text:p>
            </draw:ellipse>
          </table:table-cell>
          <table:table-cell>
            <draw:ellipse table:end-cell-address="Sheet1.D18" table:end-x="1.377cm" table:end-y="0.293cm" draw:z-index="4" draw:style-name="gr1" draw:text-style-name="P2" svg:width="0.936cm" svg:height="0.873cm" svg:x="0.441cm" svg:y="0.319cm">
              <text:p text:style-name="P1"><text:span text:style-name="T1">2</text:span></text:p>
            </draw:ellips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ellipse table:end-cell-address="Sheet1.B20" table:end-x="1.321cm" table:end-y="0.081cm" draw:z-index="9" draw:style-name="gr1" draw:text-style-name="P2" svg:width="0.936cm" svg:height="0.873cm" svg:x="0.385cm" svg:y="0.108cm">
              <text:p text:style-name="P1"><text:span text:style-name="T1">12</text:span></text:p>
            </draw:ellipse>
          </table:table-cell>
          <table:table-cell/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>
            <text:p>14</text:p>
          </table:table-cell>
          <table:table-cell>
            <draw:ellipse table:end-cell-address="Sheet1.C21" table:end-x="1.569cm" table:end-y="0.399cm" draw:z-index="2" draw:style-name="gr1" draw:text-style-name="P2" svg:width="0.936cm" svg:height="0.873cm" svg:x="0.633cm" svg:y="0.426cm">
              <text:p text:style-name="P1"><text:span text:style-name="T1">6</text:span></text:p>
            </draw:ellipse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float" office:value="3">
            <text:p>3</text:p>
            <draw:ellipse table:end-cell-address="Sheet1.D22" table:end-x="1.459cm" table:end-y="0.16cm" draw:z-index="7" draw:style-name="gr1" draw:text-style-name="P2" svg:width="0.936cm" svg:height="0.873cm" svg:x="0.523cm" svg:y="0.187cm">
              <text:p text:style-name="P1"><text:span text:style-name="T1">2</text:span></text:p>
            </draw:ellips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number-columns-repeated="3"/>
          <table:table-cell>
            <draw:ellipse table:end-cell-address="Sheet1.D25" table:end-x="1.488cm" table:end-y="0.134cm" draw:z-index="1" draw:style-name="gr1" draw:text-style-name="P2" svg:width="0.936cm" svg:height="0.873cm" svg:x="0.552cm" svg:y="0.16cm">
              <text:p text:style-name="P1"><text:span text:style-name="T1">4</text:span></text:p>
            </draw:ellipse>
          </table:table-cell>
          <table:table-cell office:value-type="float" office:value="2">
            <text:p>2</text:p>
            <draw:ellipse table:end-cell-address="Sheet1.E25" table:end-x="1.405cm" table:end-y="0.107cm" draw:z-index="5" draw:style-name="gr1" draw:text-style-name="P2" svg:width="0.936cm" svg:height="0.873cm" svg:x="0.469cm" svg:y="0.133cm">
              <text:p text:style-name="P1"><text:span text:style-name="T1">2</text:span></text:p>
            </draw:ellipse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>
            <draw:ellipse table:end-cell-address="Sheet1.E27" table:end-x="1.405cm" table:end-y="0.319cm" draw:z-index="6" draw:style-name="gr1" draw:text-style-name="P2" svg:width="0.936cm" svg:height="0.873cm" svg:x="0.469cm" svg:y="0.346cm">
              <text:p text:style-name="P1"><text:span text:style-name="T1">2</text:span></text:p>
            </draw:ellipse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1">31/08/2011</text:date>, <text:time>13:2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vin Bhandari</meta:initial-creator>
    <meta:creation-date>2011-08-31T11:12:45</meta:creation-date>
    <dc:date>2011-08-31T13:21:08</dc:date>
    <dc:creator>Rovin Bhandari</dc:creator>
    <meta:editing-duration>PT20M22S</meta:editing-duration>
    <meta:editing-cycles>2</meta:editing-cycles>
    <meta:generator>LibreOffice/3.3$Linux LibreOffice_project/330m19$Build-202</meta:generator>
    <meta:document-statistic meta:table-count="3" meta:cell-count="11" meta:object-count="11"/>
  </office:meta>
</office:document-meta>
</file>